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P5" style:family="paragraph" style:parent-style-name="Standard">
      <style:text-properties fo:color="#000000"/>
    </style:style>
    <style:style style:name="P6" style:family="paragraph" style:parent-style-name="Standard">
      <style:text-properties fo:color="#ff0000"/>
    </style:style>
    <style:style style:name="P7" style:family="paragraph" style:parent-style-name="Standard">
      <style:text-properties fo:color="#ff0000" fo:font-size="13pt" style:text-underline-style="solid" style:text-underline-width="auto" style:text-underline-color="font-color" style:font-size-asian="13pt"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text:p>
      <text:p text:style-name="P1">von Thorsten Kattanek (C) 2012</text:p>
      <text:p text:style-name="Standard"/>
      <text:p text:style-name="P4">Der Oszillator oder auch Wellengenera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 Schauen wir uns nun an wie im einzelnen der SID die verschiedenen Wellenformen erzeugt.</text:p>
      <text:p text:style-name="Standard"/>
      <text:p text:style-name="Standard">Das Herzstück des Oszillator ist ein 24 Bit Register welches pro Zyklus mit dem Inhalt des 16Bit Frequenzregisters addiert wird. Die Addition wird wirklich in jedem Zyklus gemacht. Wir nennen das Register ein mal FREQ_COUNTER. Als Hilfregister kommt noch ein FLAG zum Einsatz welches Anzeigt ob das MSB vom FREQ_COUNTER gesetzt ist. Wir nennen es mal FREQ_COUNTER_MSB.</text:p>
      <text:p text:style-name="Standard"/>
      <text:p text:style-name="P7">Sägezahn</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7">Dreieck</text:p>
      <text:p text:style-name="P3">FREQ_COUNTER_MSB ist <text:span text:style-name="T3">gelöscht</text:span>:</text:p>
      <text:p text:style-name="Standard"><text:tab/>FREQ_COUNTER um 11Bit nach rechts schieben und mit 0xFFF AND verknüpfrn und die <text:tab/>unteren 12Bit verwenden.</text:p>
      <text:p text:style-name="Standard">C++ Code:<text:tab/>(<text:span text:style-name="T1">FREQ_COUNTER&gt;&gt;11)&amp;0xFFF;</text:span></text:p>
      <text:p text:style-name="P5"/>
      <text:p text:style-name="P3">FREQ_COUNTER_MSB ist <text:span text:style-name="T3">gesetzt</text:span>:</text:p>
      <text:p text:style-name="Standard"><text:tab/>FREQ_COUNTER invertieren 11Bit nach rechts schieben und mit 0xFFF AND verknüpfen <text:tab/>und die unteren 12Bit verwenden.</text:p>
      <text:p text:style-name="Standard">C++ Code:<text:tab/>(~<text:span text:style-name="T1">FREQ_COUNTER&gt;&gt;11)&amp;0xFFF;</text:span></text:p>
      <text:p text:style-name="Standard"><text:span text:style-name="T1"/></text:p>
      <text:p text:style-name="Standard"><text:span text:style-name="T1"/></text:p>
      <text:p text:style-name="P6"><text:span text:style-name="T4">Mischformen</text:span></text:p>
      <text:p text:style-name="Standard"><text:span text:style-name="T1">Da die Mischformen nicht wie fälschlicher Weise AND verknüpft sind, sondern sich aus vielen</text:span></text:p>
      <text:p text:style-name="Standard"><text:span text:style-name="T1">digitalen und analogen Signalen zusammensetzen, kann man diese so gut wie gar nicht berechnen.</text:span></text:p>
      <text:p text:style-name="Standard"><text:span text:style-name="T1">Deshalb geht man hier einen anderen Weg. Die Mischformen werden von einem Realen SID gesamplet. Dazu habe ich das Audio direkt vom SID Ausgang abgegriffen und nicht vom Audioport des C64. Dort ist das Signal noch so gut wie unverfälscht. </text:span></text:p>
      <text:p text:style-name="Standard"><text:span text:style-name="T1">Leider kommt hier auch der Effekt zum Tragen, das sämtliche Revisionen andere Mischformen erzeugen, somit muss man für jede SID Revision die Mischformen samplen und in Tabellen bereithalten. Ich habe hier einen MOS-8580 R5 als Testobjekt in einem C64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28T11:55:54</dc:date>
    <dc:creator>Thorsten Kattanek</dc:creator>
    <meta:editing-duration>PT7H59M24S</meta:editing-duration>
    <meta:editing-cycles>17</meta:editing-cycles>
    <meta:generator>LibreOffice/3.5$Linux_X86_64 LibreOffice_project/350m1$Build-413</meta:generator>
    <meta:document-statistic meta:table-count="0" meta:image-count="0" meta:object-count="0" meta:page-count="1" meta:paragraph-count="22" meta:word-count="325" meta:character-count="2182" meta:non-whitespace-character-count="1874"/>
  </office:meta>
</office:document-meta>
</file>